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1" svg:font-family="Nunito, Helvetica, Arial, sans-ser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unito" svg:font-family="Nunito, Helvetica, Arial, sans-se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222222"/>
    </style:style>
    <style:style style:name="P4" style:family="paragraph" style:parent-style-name="Standard">
      <style:text-properties officeooo:paragraph-rsid="001c732d"/>
    </style:style>
    <style:style style:name="P5" style:family="paragraph" style:parent-style-name="Standard">
      <style:text-properties officeooo:rsid="001d34bf" officeooo:paragraph-rsid="001d34bf"/>
    </style:style>
    <style:style style:name="P6" style:family="paragraph" style:parent-style-name="Heading_20_4">
      <style:text-properties fo:color="#28103d" style:font-name="Nunito"/>
    </style:style>
    <style:style style:name="P7" style:family="paragraph" style:parent-style-name="Heading_20_4">
      <style:text-properties fo:color="#28103d" style:font-name="Nunito1"/>
    </style:style>
    <style:style style:name="P8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rsid="001d34bf" officeooo:paragraph-rsid="001d34bf"/>
    </style:style>
    <style:style style:name="P9" style:family="paragraph" style:parent-style-name="Heading_20_3">
      <style:text-properties fo:color="#28103d" style:font-name="Nunito1" fo:font-size="11.5pt" style:font-size-asian="11.5pt"/>
    </style:style>
    <style:style style:name="P10" style:family="paragraph" style:parent-style-name="Standard">
      <style:text-properties fo:color="#222222" style:font-name="Liberation Serif" officeooo:rsid="001c732d" officeooo:paragraph-rsid="001c732d"/>
    </style:style>
    <style:style style:name="P11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503cm" fo:text-align="justify" style:justify-single-word="false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12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503cm" fo:text-align="justify" style:justify-single-word="false" fo:orphans="2" fo:widows="2" fo:text-indent="0cm" style:auto-text-indent="false" fo:padding="0cm" fo:border="none"/>
      <style:text-properties fo:font-variant="normal" fo:text-transform="none" fo:color="#222222" fo:letter-spacing="normal" officeooo:paragraph-rsid="001d34bf"/>
    </style:style>
    <style:style style:name="P13" style:family="paragraph" style:parent-style-name="Heading_20_4" style:master-page-name="Standard">
      <style:paragraph-properties style:page-number="auto"/>
      <style:text-properties fo:color="#28103d" style:font-name="Nunito1"/>
    </style:style>
    <style:style style:name="P14" style:family="paragraph" style:parent-style-name="Heading_20_4">
      <style:text-properties fo:color="#28103d" style:font-name="Nunito1"/>
    </style:style>
    <style:style style:name="T1" style:family="text">
      <style:text-properties fo:color="#222222"/>
    </style:style>
    <style:style style:name="T2" style:family="text">
      <style:text-properties fo:color="#222222" officeooo:rsid="00179404"/>
    </style:style>
    <style:style style:name="T3" style:family="text">
      <style:text-properties fo:color="#222222" style:font-name="Liberation Serif"/>
    </style:style>
    <style:style style:name="T4" style:family="text">
      <style:text-properties fo:color="#222222" style:font-name="Liberation Serif" officeooo:rsid="001b7710"/>
    </style:style>
    <style:style style:name="T5" style:family="text">
      <style:text-properties fo:color="#222222" style:font-name="Liberation Serif" officeooo:rsid="001c732d"/>
    </style:style>
    <style:style style:name="T6" style:family="text">
      <style:text-properties fo:color="#222222" style:font-name="Liberation Serif" officeooo:rsid="001cb648"/>
    </style:style>
    <style:style style:name="T7" style:family="text">
      <style:text-properties fo:color="#222222" officeooo:rsid="001cb648"/>
    </style:style>
    <style:style style:name="T8" style:family="text">
      <style:text-properties officeooo:rsid="00198fe3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1b7710"/>
    </style:style>
    <style:style style:name="T10" style:family="text">
      <style:text-properties style:font-name="Arial" fo:font-size="12pt" fo:font-style="normal" fo:font-weight="normal"/>
    </style:style>
    <style:style style:name="T11" style:family="text">
      <style:text-properties style:font-name="OpenSymbol" fo:font-size="12pt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4">How do you address the challenge?</text:h>
      <text:p text:style-name="P2">Como você enfrenta o desafio?</text:p>
      <text:p text:style-name="Standard"><text:span text:style-name="T1">Eu vejo este </text:span><text:span text:style-name="T2">projecto</text:span><text:span text:style-name="T1"> com a convicção de </text:span><text:span text:style-name="T3">que ajudará os outros, especialmente aqueles que são mais necessitados. <text:s/></text:span><text:span text:style-name="T4">I</text:span><text:span text:style-name="T3">nfraestruturas com a mesma medida de contentores de 40 pes</text:span><text:bookmark text:name="_GoBack"/><text:span text:style-name="T3">,</text:span><text:span text:style-name="T4"> 4 andares com terra, numa </text:span><text:span text:style-name="T5">área</text:span><text:span text:style-name="T4"> total </text:span><text:span text:style-name="T5">útil </text:span><text:span text:style-name="T4">de 120 metros quadrados. </text:span><text:bookmark text:name="__RefHeading___Toc453_155589717"/><text:span text:style-name="T9">A produção de cada unidade é contínua e é estimada a disponibilidade de 15 litros de sopa de batata doce com soja diariamente, mais ou menos espesso dependendo da quantidade crescida na área respectiva para cada dia, o equivalente a cerca de 50 doses de 0,3 litros, prontas a ingerir em cada unidade.</text:span></text:p>
      <text:p text:style-name="P10"/>
      <text:p text:style-name="P4"><text:span text:style-name="T5">S</text:span><text:span text:style-name="T4">ão facilmente lucrativas nos países </text:span><text:span text:style-name="T6">desenvolvidos</text:span><text:span text:style-name="T1"> e é projetada para cobrir as necessidades </text:span><text:span text:style-name="T7">alimentares</text:span><text:span text:style-name="T1"> básicas </text:span><text:span text:style-name="T7">em paises subdesenvolvidos, com custo por dose reduzida ou zero</text:span><text:span text:style-name="T1">. É um projeto com autonomia e economicamente viável, que acredito ser um trunfo para o bem-estar de muitas pessoas.</text:span></text:p>
      <text:p text:style-name="P3">Enfrento o desafio com otimismo e determinação e convicção no resultado positivo da sua realização.</text:p>
      <text:p text:style-name="P1"/>
      <text:h text:style-name="P7" text:outline-level="4">Describe how technology is integral to your solution:</text:h>
      <text:p text:style-name="P2">Descreva como a tecnologia é essencial para sua solução:</text:p>
      <text:p text:style-name="P8">Cada unidade tem sistema automatizado de: </text:p>
      <text:list xml:id="list7510231771867368583" text:style-name="L1">
        <text:list-item>
          <text:p text:style-name="P12"><text:bookmark-start text:name="__RefHeading___Toc447_1555897171"/>•<text:span text:style-name="T11">.</text:span><text:span text:style-name="T10">Cultivo, regadio, crescimento 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 </text:span><text:bookmark-end text:name="__RefHeading___Toc447_1555897171"/></text:p>
        </text:list-item>
        <text:list-item>
          <text:p text:style-name="P11"><text:bookmark-start text:name="__RefHeading___Toc447_1555897172"/>•<text:span text:style-name="T11">.</text:span><text:span text:style-name="T10">Manutenção de rega, gestão de luz e respiração. </text:span><text:bookmark-end text:name="__RefHeading___Toc447_1555897172"/></text:p>
        </text:list-item>
        <text:list-item>
          <text:p text:style-name="P11"><text:bookmark-start text:name="__RefHeading___Toc447_1555897173"/>•<text:span text:style-name="T11">.</text:span><text:span text:style-name="T10">Colheita. </text:span><text:bookmark-end text:name="__RefHeading___Toc447_1555897173"/></text:p>
        </text:list-item>
        <text:list-item>
          <text:p text:style-name="P11"><text:bookmark-start text:name="__RefHeading___Toc447_1555897174"/>•<text:span text:style-name="T11">.</text:span><text:span text:style-name="T10">Preparação de sopa de batata doce com soja.</text:span><text:bookmark-end text:name="__RefHeading___Toc447_1555897174"/></text:p>
        </text:list-item>
      </text:list>
      <text:p text:style-name="P5"/>
      <text:p text:style-name="P5"/>
      <text:p text:style-name="P5"/>
      <text:p text:style-name="Standard">É um projeto que necessita de explorar e utilizar recursos científicos já existentes, por exemplo na área da robótica, energias renováveis, eletrónica, mecânica.</text:p>
      <text:p text:style-name="Standard">Robot, painéis solares, leds, sistema de transformação alimentar na confeção do produto final e continuação da investigação biológica e tecnológica do projeto.</text:p>
      <text:p text:style-name="Standard"/>
      <text:h text:style-name="P7" text:outline-level="4">Describe how manufacturing processes are integral to your solution</text:h>
      <text:p text:style-name="P2">Descrever como os processos de fabricação são essenciais para sua solução</text:p>
      <text:p text:style-name="Standard"/>
      <text:p text:style-name="Standard">Precisa de técnicos para a construção da estrutura e montagem dos componentes. Para a construção do protótipo basta um pavilhão e gabinete técnico. Para a construção das replicas é recomendado uma fabrica com linhas de montagem.</text:p>
      <text:p text:style-name="Standard"/>
      <text:p text:style-name="Standard"/>
      <text:h text:style-name="P7" text:outline-level="4">Short term goals and long-term vision for Solution:</text:h>
      <text:p text:style-name="P2">Metas de curto prazo e visão de longo prazo para a solução:</text:p>
      <text:p text:style-name="Standard"/>
      <text:p text:style-name="Standard">Conseguir financiamento para o protótipo a curto prazo, estimado o estudo completo e a conclusão do seu fabrico em 2 anos.</text:p>
      <text:p text:style-name="Standard"><text:soft-page-break/>A longo prazo fazer replicas, distribuir em sítios ricos, com os lucros das mesmas fazer mais para distribuir em sítios pobres do planeta, onde não se cobrar<text:span text:style-name="T8">á</text:span> pelas doses</text:p>
      <text:p text:style-name="Standard"/>
      <text:p text:style-name="Standard"/>
      <text:h text:style-name="P9" text:outline-level="3">Provide supplementary evidence of Goals &amp; Vision (optional)</text:h>
      <text:p text:style-name="P2">Fornecer evidência suplementar de Metas e Visão (opcional)</text:p>
      <text:p text:style-name="Standard"/>
      <text:p text:style-name="Standard"/>
      <text:p text:style-name="Standard"/>
      <text:h text:style-name="P7" text:outline-level="4">How do you plan to deploy your solution?:</text:h>
      <text:p text:style-name="P2">Como você planeja implantar sua solução ?:</text:p>
      <text:p text:style-name="Standard">As maquinas serão colocadas em sítios estratégicos em zonas urbanas com o espaço equivalente a 2 locais de estacionamento automóvel e de preferência em locais soalheiros. Espaços esses alugados às entidades competentes.</text:p>
      <text:p text:style-name="Standard"/>
      <text:p text:style-name="Standard"/>
      <text:h text:style-name="P7" text:outline-level="4">Current and future Solution impact (including solution scalability and social impact)</text:h>
      <text:p text:style-name="P2">Impacto atual e futuro da solução (incluindo escalabilidade de solução e impacto social)</text:p>
      <text:p text:style-name="Standard"><text:s/>Na atualidade a fome é um problema que está muito presente e ao nosso redor, encontra-se em todo o lado. </text:p>
      <text:p text:style-name="Standard">Num sentido imediato a máquina de produção agrícola autónoma de batata doce com soja tem um impacto social na base de ser um novo produto, saudável, barato e inovador na forma em como é produzido.</text:p>
      <text:p text:style-name="Standard">De facto a batata doce é rica em hidratos de carbono, vitaminas e minerais, com a conjunção da soja, rica em proteínas, pretende-se produzir um batido de sabor agradável e com as propriedades essenciais para uma refeição bastante completa.</text:p>
      <text:p text:style-name="Standard">Tem como primeiro público alvo, os países mais desenvolvidos e com uma maior capacidade económica per capita.</text:p>
      <text:p text:style-name="p1">Tudo o que é novidade suscita curiosidade, juntando-se a isso um produto com bom sabor aliado a propriedades alimentares excelentes, creio que terá um impacto positivo na sua comercialização inicial. </text:p>
      <text:p text:style-name="p1">A construção de unidades para distribuir em locais onde há pessoas que não podem pagar, vai ser feita com os lucros das unidades distribuídas em países ricos.</text:p>
      <text:p text:style-name="Standard"/>
      <text:p text:style-name="Standard"/>
      <text:p text:style-name="Standard"/>
      <text:h text:style-name="P7" text:outline-level="4">Solution team skills</text:h>
      <text:p text:style-name="P2">Habilidades da equipe de soluções</text:p>
      <text:p text:style-name="Standard"><text:s/>A equipa terá ainda de ser formada, pois não existem fundos suficientes para avançar com o projeto para o passo seguinte que será o de investigar algumas das coisas ainda em fase de estudo que carecem de pessoal especializado em algumas áreas; nomeadamente das engenharias: mecatrónica, informática e agrónoma.<text:line-break/></text:p>
      <text:h text:style-name="P7" text:outline-level="4"><text:soft-page-break/>Solution revenue model</text:h>
      <text:p text:style-name="P2">Modelo de receita da solução</text:p>
      <text:p text:style-name="Standard"/>
      <text:p text:style-name="p1">As unidades em países ricos vão cobrar aproximadamente 3 euros a dose. Desta forma prevê-se que cada unidade fique paga em aproximadamente 4 meses. feita com os lucros das unidades distribuídas em países rico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ar aos mais desfavorecidos, sendo que o objetivo principal será, não o lucro, mas a distribuição, o mais equativa possível, de alimentação básica pelos sítios mais carenciados.</text:span></text:p>
      <text:p text:style-name="p2"/>
      <text:p text:style-name="Standard"/>
      <text:p text:style-name="Standard"/>
      <text:p text:style-name="Standard"/>
      <text:h text:style-name="P6" text:outline-level="4"/>
      <text:h text:style-name="P7" text:outline-level="4">Solution funding sources</text:h>
      <text:p text:style-name="P2">Fontes de financiamento de solução</text:p>
      <text:p text:style-name="Standard"><text:s/>São necessários fundos comunitários ou de outras fontes para o desenvolvimento do projeto.</text:p>
      <text:p text:style-name="Standard"/>
      <text:h text:style-name="P7" text:outline-level="4">Why would you like to apply for a partnership with us?</text:h>
      <text:p text:style-name="P2">Por que você gostaria de se candidatar a uma parceria conosco?</text:p>
      <text:p text:style-name="Standard"/>
      <text:p text:style-name="Standard">A razão pela qual estou a querer a colaboração, tem a ver com a política da vossa organização que creio estar em sintonia com o projeto que vos apresento.</text:p>
      <text:p text:style-name="Standard"/>
      <text:h text:style-name="P7" text:outline-level="4">What are the barriers to the success of your solution?</text:h>
      <text:p text:style-name="P2">Quais são as barreiras para o sucesso da sua solução?</text:p>
      <text:p text:style-name="P2"/>
      <text:p text:style-name="Standard">A necessidade de transportar as unidades para locais mais remotos ou problemáticos são o maior entrave à distribuição das mesmas.</text:p>
      <text:p text:style-name="Standard"/>
      <text:p text:style-name="P2"/>
      <text:p text:style-name="Standard"/>
      <text:p text:style-name="Standard"/>
      <text:p text:style-name="Standard"/>
      <text:p text:style-name="Standard"/>
      <text:h text:style-name="P7" text:outline-level="4">Explain what connections, partners and support you're looking for.</text:h>
      <text:p text:style-name="P2">Explique quais conexões, parceiros e suporte você está procurando.</text:p>
      <text:p text:style-name="Standard"/>
      <text:p text:style-name="Standard">O suporte mais importante que procuro é financiamento. </text:p>
      <text:p text:style-name="Standard">Parceiros que vejam a importância humanitária deste projeto, em que o retorno do investimento é rápido dada a sua natureza eficaz.</text:p>
      <text:p text:style-name="Standard"><text:soft-page-break/>Preciso conexões com transportes de porta contentores. Camaras municipais para autorizar a colocação das maquinas em locais urb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1" svg:font-family="Nunito, Helvetica, Arial, sans-ser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unito" svg:font-family="Nunito, Helvetica, Arial, sans-se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PT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1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p2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sama</meta:initial-creator>
    <meta:editing-cycles>14</meta:editing-cycles>
    <meta:creation-date>2019-01-27T17:10:00</meta:creation-date>
    <dc:date>2019-01-31T13:05:08.548795208</dc:date>
    <dc:language>pt-PT</dc:language>
    <meta:editing-duration>P1DT17H55M41S</meta:editing-duration>
    <meta:generator>LibreOffice/5.1.6.2$Linux_X86_64 LibreOffice_project/10m0$Build-2</meta:generator>
    <meta:document-statistic meta:table-count="0" meta:image-count="0" meta:object-count="0" meta:page-count="4" meta:paragraph-count="56" meta:word-count="1015" meta:character-count="6329" meta:non-whitespace-character-count="53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